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7.25cm" fo:min-width="26.5cm"/>
    </style:style>
    <style:style style:name="gr2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ffffff" draw:textarea-horizontal-align="justify" draw:textarea-vertical-align="middle" draw:auto-grow-height="false" fo:min-height="4.562cm" fo:min-width="5.868cm" fo:padding-top="0.76cm" fo:padding-bottom="0.76cm" fo:padding-left="0.885cm" fo:padding-right="0.885cm"/>
    </style:style>
    <style:style style:name="gr4" style:family="graphic" style:parent-style-name="objectwithoutfill">
      <style:graphic-properties svg:stroke-width="1.27cm" svg:stroke-color="#000000" draw:marker-start-width="2.105cm" draw:marker-end-width="2.105cm" draw:fill="solid" draw:fill-color="#ffffff" draw:textarea-vertical-align="middle" fo:padding-top="0.76cm" fo:padding-bottom="0.76cm" fo:padding-left="0.885cm" fo:padding-right="0.885cm"/>
    </style:style>
    <style:style style:name="gr5" style:family="graphic" style:parent-style-name="standard">
      <style:graphic-properties svg:stroke-color="#ffffff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7cm" svg:height="27.5cm" svg:x="-0.3cm" svg:y="-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0.8cm" svg:height="8.6cm" svg:x="5.2cm" svg:y="4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4" draw:text-style-name="P3" draw:layer="layout" svg:width="5.948cm" svg:height="3.358cm" draw:transform="rotate (-2.0619319783061) translate (8.41206558873775cm 11.9040270348297cm)" svg:viewBox="0 0 5949 3359" svg:d="M409 0c3550 2184 6329-890 5336 435 0 0-1521 1608-2621 2309-1099 701-2177 732-3124 445">
            <text:p/>
          </draw:path>
          <draw:polygon draw:style-name="gr5" draw:text-style-name="P1" draw:layer="layout" svg:width="3.199cm" svg:height="3.199cm" svg:x="5.4cm" svg:y="9.6cm" svg:viewBox="0 0 3200 3200" draw:points="0,2400 900,0 3200,1600 900,3200 900,3100">
            <text:p/>
          </draw:polygon>
        </draw:g>
        <draw:g>
          <draw:custom-shape draw:style-name="gr3" draw:text-style-name="P3" draw:layer="layout" svg:width="10.8cm" svg:height="8.6cm" svg:x="8.6cm" svg:y="7.8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path draw:style-name="gr4" draw:text-style-name="P3" draw:layer="layout" svg:width="5.948cm" svg:height="3.358cm" draw:transform="skewX (-9.32132379679108E-017) rotate (2.0619319783061) translate (18.9934256337705cm 20.6494283099568cm)" svg:viewBox="0 0 5949 3359" svg:d="M5539 0c-3549 2184-6328-890-5336 435 0 0 1522 1608 2621 2309s2177 732 3125 445">
            <text:p/>
          </draw:path>
          <draw:polygon draw:style-name="gr5" draw:text-style-name="P1" draw:layer="layout" svg:width="3.199cm" svg:height="3.199cm" svg:x="16cm" svg:y="13.1cm" svg:viewBox="0 0 3200 3200" draw:points="3200,2400 2300,0 0,1600 2300,3200 2300,3100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7T21:33:53.485000000</dc:date>
    <meta:editing-duration>PT26M59S</meta:editing-duration>
    <meta:editing-cycles>4</meta:editing-cycles>
    <meta:generator>LibreOffice/6.3.2.2$Windows_X86_64 LibreOffice_project/98b30e735bda24bc04ab42594c85f7fd8be07b9c</meta:generator>
    <meta:document-statistic meta:object-count="10"/>
  </office:meta>
</office:document-meta>
</file>